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Tabell1" style:family="table">
      <style:table-properties style:width="9.102cm" table:align="left"/>
    </style:style>
    <style:style style:name="Tabell1.A" style:family="table-column">
      <style:table-column-properties style:column-width="4.463cm"/>
    </style:style>
    <style:style style:name="Tabell1.B" style:family="table-column">
      <style:table-column-properties style:column-width="4.639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 style:list-style-name="L3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<text:span text:style-name="T1">Bet</text:span></text:h>
      <text:p text:style-name="P1"/>
      <text:p text:style-name="Text_20_body">Short description: How a user makes a bet in the game.</text:p>
      <text:p text:style-name="Text_20_body">Priority (high)</text:p>
      <text:p text:style-name="Text_20_body">Extends or Includes (none)</text:p>
      <text:p text:style-name="Text_20_body">Participating actors: ActivePiece which has a Team</text:p>
      <text:p text:style-name="Text_20_body"/>
      <text:p text:style-name="Text_20_body">Normal flow of events</text:p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Table_20_Contents">Actor</text:p>
          </table:table-cell>
          <table:table-cell table:style-name="Tabell1.B1" office:value-type="string">
            <text:p text:style-name="Table_20_Contents">System</text:p>
          </table:table-cell>
        </table:table-row>
        <table:table-row>
          <table:table-cell table:style-name="Tabell1.A2" office:value-type="string">
            <text:p text:style-name="Table_20_Contents">ActivePiece clicks <text:s text:c="11"/>one of the betable tiles (one of the raised tiles) <text:s/>to make a bet.</text:p>
          </table:table-cell>
          <table:table-cell table:style-name="Tabell1.B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>The tile the ActivePiece clickes becomes lowered, and the bet is shown as a number in the higher left corner.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>The “Start Mission” button appears. </text:p>
          </table:table-cell>
        </table:table-row>
      </table:table>
      <text:p text:style-name="Text_20_body"/>
      <text:p text:style-name="Text_20_body"/>
      <text:p text:style-name="Text_20_body"/>
      <text:p text:style-name="Text_20_body">Alternate flow </text:p>
      <text:p text:style-name="Text_20_body"><text:s text:c="5"/>3.1 <text:s/>Team clicks one of the menu items, for example the rules. </text:p>
      <text:list xml:id="list34203744" text:style-name="L3">
        <text:list-item>
          <text:list>
            <text:list-item>
              <text:p text:style-name="P2">The rules will be displayed. See UC: Rules.</text:p>
            </text:list-item>
          </text:list>
        </text:list-item>
      </text:list>
      <text:p text:style-name="Text_20_body"/>
      <text:p text:style-name="Text_20_body">Exceptional flow </text:p>
      <text:p text:style-name="Text_20_body"><text:s text:c="5"/>3.1 ActivePiece clicks one of the tiles that isn't betable.</text:p>
      <text:p text:style-name="Text_20_body"><text:s text:c="6"/><text:tab/><text:tab/>4.1 Nothing happens and the ActivePiece will have to try 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02T18:28:19</meta:creation-date>
    <dc:date>2012-05-22T14:09:31.72</dc:date>
    <dc:language>en-US</dc:language>
    <meta:editing-cycles>9</meta:editing-cycles>
    <meta:editing-duration>PT00H28M10S</meta:editing-duration>
    <dc:creator>Isabelle Frölich</dc:creator>
    <meta:document-statistic meta:table-count="1" meta:image-count="0" meta:object-count="0" meta:page-count="1" meta:paragraph-count="17" meta:word-count="121" meta:character-count="712"/>
    <meta:user-defined meta:name="Info 1"/>
    <meta:user-defined meta:name="Info 2"/>
    <meta:user-defined meta:name="Info 3"/>
    <meta:user-defined meta:name="Info 4"/>
  </office:meta>
</office:document-meta>
</file>